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ál" style:master-page-name="MP0" style:family="paragraph">
      <style:paragraph-properties fo:break-before="page"/>
    </style:style>
    <style:style style:name="P2" style:parent-style-name="Normál" style:family="paragraph">
      <style:text-properties fo:font-weight="bold" style:font-weight-asian="bold" fo:font-size="14pt" style:font-size-asian="14pt"/>
    </style:style>
    <style:style style:name="P3" style:parent-style-name="Normál" style:family="paragraph">
      <style:text-properties fo:font-weight="bold" style:font-weight-asian="bold" fo:font-size="14pt" style:font-size-asian="14pt"/>
    </style:style>
    <style:style style:name="P4" style:parent-style-name="Normál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</style:style>
    <style:style style:name="P5" style:parent-style-name="Normál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</style:style>
  </office:automatic-styles>
  <office:body>
    <office:text text:use-soft-page-breaks="true">
      <text:p text:style-name="P1">Torpedó játék</text:p>
      <text:p text:style-name="Normál">-feladat: 7 mező – egy három elemű hajóval, amit random a gép fog elhelyezni</text:p>
      <text:p text:style-name="Normál">hány találatból sikerült elsüllyeszteni</text:p>
      <text:p text:style-name="Normál">-uml</text:p>
      <text:p text:style-name="Normál">-fontos metódusok <text:s/>megmagyarázása</text:p>
      <text:p text:style-name="P2"/>
      <text:p text:style-name="P3">UML</text:p>
      <text:p text:style-name="P4">Tabla</text:p>
      <text:p text:style-name="Normál">-int sor</text:p>
      <text:p text:style-name="Normál">-int sorHossz</text:p>
      <text:p text:style-name="Normál">-int hajoHossz<text:s/></text:p>
      <text:p text:style-name="P5">-int hajokSzama</text:p>
      <text:p text:style-name="Normál">+void tablaLetrehoz (random 3 helyen 0-tól sorHoszz-hajoHossz-ig létrehoz egy hajót)</text:p>
      <text:p text:style-name="Normál">+int<text:s/>hajoKezdete:int (visszaadja a hajó kezdetének a helyét)</text:p>
      <text:p text:style-name="Normál"/>
      <text:p text:style-name="Normál"/>
      <text:p text:style-name="Normál"/>
      <text:p text:style-name="Normá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Listaszerűbekezdés" style:display-name="Listaszerű bekezdés" style:family="paragraph" style:parent-style-name="Normá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zedlár Krisztina Mercédesz</meta:initial-creator>
    <dc:creator>SZF1 B</dc:creator>
    <meta:creation-date>2022-05-19T09:35:00Z</meta:creation-date>
    <dc:date>2022-05-19T10:10:00Z</dc:date>
    <meta:template xlink:href="Normal" xlink:type="simple"/>
    <meta:editing-cycles>3</meta:editing-cycles>
    <meta:editing-duration>PT1920S</meta:editing-duration>
    <meta:document-statistic meta:page-count="1" meta:paragraph-count="1" meta:word-count="48" meta:character-count="385" meta:row-count="2" meta:non-whitespace-character-count="338"/>
  </office:meta>
</office:document-meta>
</file>